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0BB42A5FCDE60AC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2" style:family="paragraph" style:parent-style-name="Standard">
      <style:text-properties officeooo:rsid="001acf30" officeooo:paragraph-rsid="001acf30" fo:background-color="#ffffa6"/>
    </style:style>
    <style:style style:name="P43" style:family="paragraph" style:parent-style-name="Standard">
      <style:text-properties officeooo:paragraph-rsid="001c9fa4"/>
    </style:style>
    <style:style style:name="P44" style:family="paragraph" style:parent-style-name="Standard">
      <style:text-properties officeooo:rsid="00211a7e" officeooo:paragraph-rsid="00211a7e"/>
    </style:style>
    <style:style style:name="P45" style:family="paragraph" style:parent-style-name="Standard">
      <style:text-properties officeooo:paragraph-rsid="00234ba0"/>
    </style:style>
    <style:style style:name="P46" style:family="paragraph" style:parent-style-name="Standard">
      <style:text-properties officeooo:paragraph-rsid="00251227"/>
    </style:style>
    <style:style style:name="P47" style:family="paragraph" style:parent-style-name="Standard">
      <style:text-properties officeooo:paragraph-rsid="0023f966"/>
    </style:style>
    <style:style style:name="P48" style:family="paragraph" style:parent-style-name="Standard">
      <style:text-properties officeooo:rsid="002a2a01" officeooo:paragraph-rsid="002a2a01"/>
    </style:style>
    <style:style style:name="P49" style:family="paragraph" style:parent-style-name="codigo">
      <style:text-properties officeooo:paragraph-rsid="00164033"/>
    </style:style>
    <style:style style:name="P50" style:family="paragraph" style:parent-style-name="codigo">
      <style:text-properties officeooo:rsid="037ec498" officeooo:paragraph-rsid="001acf30"/>
    </style:style>
    <style:style style:name="P51" style:family="paragraph" style:parent-style-name="codigo">
      <style:text-properties officeooo:paragraph-rsid="001acf30"/>
    </style:style>
    <style:style style:name="P52" style:family="paragraph" style:parent-style-name="codigo">
      <style:text-properties officeooo:paragraph-rsid="001e8082"/>
    </style:style>
    <style:style style:name="P53" style:family="paragraph" style:parent-style-name="codigo">
      <style:text-properties officeooo:rsid="037ddba9" officeooo:paragraph-rsid="001f9450"/>
    </style:style>
    <style:style style:name="P54" style:family="paragraph" style:parent-style-name="codigo">
      <style:text-properties officeooo:rsid="00234ba0" officeooo:paragraph-rsid="0030d8c8"/>
    </style:style>
    <style:style style:name="P55" style:family="paragraph" style:parent-style-name="código">
      <style:text-properties officeooo:paragraph-rsid="002a2a0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023f966"/>
    </style:style>
    <style:style style:name="P58" style:family="paragraph" style:parent-style-name="Heading_20_2">
      <style:paragraph-properties fo:break-before="page"/>
      <style:text-properties officeooo:paragraph-rsid="002ea74b"/>
    </style:style>
    <style:style style:name="P59" style:family="paragraph" style:parent-style-name="Standard" style:list-style-name="L1">
      <style:text-properties officeooo:rsid="00164033" officeooo:paragraph-rsid="00164033"/>
    </style:style>
    <style:style style:name="P60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1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2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3" style:family="paragraph" style:parent-style-name="Standard">
      <style:text-properties fo:font-weight="normal" officeooo:rsid="037ec498" officeooo:paragraph-rsid="0034f72b" fo:background-color="#e8f2a1" style:font-weight-asian="normal" style:font-weight-complex="normal"/>
    </style:style>
    <style:style style:name="P64" style:family="paragraph" style:parent-style-name="Standard">
      <style:text-properties officeooo:rsid="00234ba0" officeooo:paragraph-rsid="0033f487" fo:background-color="#ffffa6"/>
    </style:style>
    <style:style style:name="P65" style:family="paragraph" style:parent-style-name="codigo">
      <style:text-properties officeooo:rsid="0031f8a0" officeooo:paragraph-rsid="0031f8a0"/>
    </style:style>
    <style:style style:name="P66" style:family="paragraph" style:parent-style-name="codigo">
      <style:text-properties officeooo:rsid="037ec498" officeooo:paragraph-rsid="0031f8a0" fo:background-color="#e8f2a1"/>
    </style:style>
    <style:style style:name="P67" style:family="paragraph" style:parent-style-name="codigo">
      <style:text-properties officeooo:rsid="037ec498" officeooo:paragraph-rsid="0033f487" fo:background-color="#e8f2a1"/>
    </style:style>
    <style:style style:name="P68" style:family="paragraph" style:parent-style-name="codigo">
      <style:text-properties officeooo:paragraph-rsid="0034f72b" fo:background-color="#e8f2a1"/>
    </style:style>
    <style:style style:name="P69" style:family="paragraph" style:parent-style-name="codigo">
      <style:text-properties officeooo:paragraph-rsid="0031ffe2"/>
    </style:style>
    <style:style style:name="P70" style:family="paragraph" style:parent-style-name="codigo">
      <style:text-properties officeooo:paragraph-rsid="0031ffe2" fo:background-color="#ffffa6"/>
    </style:style>
    <style:style style:name="P71" style:family="paragraph" style:parent-style-name="codigo">
      <style:text-properties officeooo:paragraph-rsid="0033f487" fo:background-color="#ffffa6"/>
    </style:style>
    <style:style style:name="P72" style:family="paragraph" style:parent-style-name="codigo">
      <style:text-properties officeooo:rsid="0031ffe2" officeooo:paragraph-rsid="0031ffe2" fo:background-color="#ffffa6"/>
    </style:style>
    <style:style style:name="P73" style:family="paragraph" style:parent-style-name="codigo">
      <style:text-properties officeooo:rsid="00234ba0" officeooo:paragraph-rsid="0033f487" fo:background-color="#ffffa6"/>
    </style:style>
    <style:style style:name="P74" style:family="paragraph" style:parent-style-name="codigo">
      <style:text-properties officeooo:rsid="037ddba9" officeooo:paragraph-rsid="0034f72b"/>
    </style:style>
    <style:style style:name="P75" style:family="paragraph" style:parent-style-name="codigo">
      <style:text-properties fo:font-weight="normal" officeooo:rsid="037ec498" officeooo:paragraph-rsid="0034f72b" fo:background-color="#e8f2a1" style:font-weight-asian="normal" style:font-weight-complex="normal"/>
    </style:style>
    <style:style style:name="P76" style:family="paragraph" style:parent-style-name="codigo">
      <style:text-properties fo:font-weight="normal" officeooo:rsid="037ec498" officeooo:paragraph-rsid="0034f72b" fo:background-color="#e8f2a1" style:font-weight-asian="normal" style:font-weight-complex="normal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7" style:family="text">
      <style:text-properties officeooo:rsid="001a77a4"/>
    </style:style>
    <style:style style:name="T18" style:family="text">
      <style:text-properties officeooo:rsid="001acf30"/>
    </style:style>
    <style:style style:name="T19" style:family="text">
      <style:text-properties officeooo:rsid="037ddba9"/>
    </style:style>
    <style:style style:name="T20" style:family="text">
      <style:text-properties fo:font-weight="normal" officeooo:rsid="037ec498" fo:background-color="#e8f2a1" loext:char-shading-value="0" style:font-weight-asian="normal" style:font-weight-complex="normal"/>
    </style:style>
    <style:style style:name="T21" style:family="text">
      <style:text-properties fo:font-weight="normal" officeooo:rsid="0034f72b" fo:background-color="#e8f2a1" loext:char-shading-value="0" style:font-weight-asian="normal" style:font-weight-complex="normal"/>
    </style:style>
    <style:style style:name="T22" style:family="text">
      <style:text-properties officeooo:rsid="001c9fa4"/>
    </style:style>
    <style:style style:name="T23" style:family="text">
      <style:text-properties officeooo:rsid="001d9956"/>
    </style:style>
    <style:style style:name="T24" style:family="text">
      <style:text-properties officeooo:rsid="001df63e"/>
    </style:style>
    <style:style style:name="T25" style:family="text">
      <style:text-properties officeooo:rsid="001e8082"/>
    </style:style>
    <style:style style:name="T26" style:family="text">
      <style:text-properties officeooo:rsid="02ebb14d"/>
    </style:style>
    <style:style style:name="T27" style:family="text">
      <style:text-properties officeooo:rsid="00211a7e"/>
    </style:style>
    <style:style style:name="T28" style:family="text">
      <style:text-properties fo:background-color="#e8f2a1" loext:char-shading-value="0"/>
    </style:style>
    <style:style style:name="T29" style:family="text">
      <style:text-properties officeooo:rsid="001e8082" fo:background-color="#e8f2a1" loext:char-shading-value="0"/>
    </style:style>
    <style:style style:name="T30" style:family="text">
      <style:text-properties officeooo:rsid="00211a7e" fo:background-color="#e8f2a1" loext:char-shading-value="0"/>
    </style:style>
    <style:style style:name="T31" style:family="text">
      <style:text-properties officeooo:rsid="02ebb14d" fo:background-color="#e8f2a1" loext:char-shading-value="0"/>
    </style:style>
    <style:style style:name="T32" style:family="text">
      <style:text-properties officeooo:rsid="0031ffe2" fo:background-color="#e8f2a1" loext:char-shading-value="0"/>
    </style:style>
    <style:style style:name="T33" style:family="text">
      <style:text-properties officeooo:rsid="0034f72b" fo:background-color="#e8f2a1" loext:char-shading-value="0"/>
    </style:style>
    <style:style style:name="T34" style:family="text">
      <style:text-properties officeooo:rsid="00234ba0"/>
    </style:style>
    <style:style style:name="T35" style:family="text">
      <style:text-properties officeooo:rsid="037ec498"/>
    </style:style>
    <style:style style:name="T36" style:family="text">
      <style:text-properties officeooo:rsid="0023f966"/>
    </style:style>
    <style:style style:name="T37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officeooo:rsid="00251227"/>
    </style:style>
    <style:style style:name="T41" style:family="text">
      <style:text-properties officeooo:rsid="0027732e"/>
    </style:style>
    <style:style style:name="T42" style:family="text">
      <style:text-properties officeooo:rsid="002926e9"/>
    </style:style>
    <style:style style:name="T43" style:family="text">
      <style:text-properties officeooo:rsid="002a2a01"/>
    </style:style>
    <style:style style:name="T44" style:family="text">
      <style:text-properties officeooo:rsid="0031f8a0"/>
    </style:style>
    <style:style style:name="T45" style:family="text">
      <style:text-properties officeooo:rsid="0031ffe2"/>
    </style:style>
    <style:style style:name="T46" style:family="text">
      <style:text-properties officeooo:rsid="0033f487"/>
    </style:style>
    <style:style style:name="T47" style:family="text">
      <style:text-properties fo:background-color="#ffffa6" loext:char-shading-value="0"/>
    </style:style>
    <style:style style:name="T48" style:family="text">
      <style:text-properties officeooo:rsid="02ebb14d" fo:background-color="#ffffa6" loext:char-shading-value="0"/>
    </style:style>
    <style:style style:name="T49" style:family="text">
      <style:text-properties officeooo:rsid="0033f487" fo:background-color="#ffffa6" loext:char-shading-value="0"/>
    </style:style>
    <style:style style:name="T50" style:family="text">
      <style:text-properties officeooo:rsid="0034f72b"/>
    </style:style>
    <style:style style:name="T51" style:family="text">
      <style:text-properties style:use-window-font-color="true" loext:opacity="0%" style:font-name="Lucida Console1" fo:font-size="9pt" style:font-size-asian="9pt"/>
    </style:style>
    <style:style style:name="T52" style:family="text">
      <style:text-properties style:use-window-font-color="true" loext:opacity="0%" style:font-name="Lucida Console1" fo:font-size="9pt" officeooo:rsid="02ebb14d" style:font-size-asian="9pt"/>
    </style:style>
    <style:style style:name="T53" style:family="text">
      <style:text-properties style:use-window-font-color="true" loext:opacity="0%" style:font-name="Lucida Console1" fo:font-size="9pt" style:font-size-asian="9pt"/>
    </style:style>
    <style:style style:name="T54" style:family="text">
      <style:text-properties style:use-window-font-color="true" loext:opacity="0%" style:font-name="Lucida Console" fo:font-size="9pt" style:font-size-asian="9pt"/>
    </style:style>
    <style:style style:name="T55" style:family="text">
      <style:text-properties style:use-window-font-color="true" loext:opacity="0%" style:font-name="Lucida Console" fo:font-size="9pt" style:font-size-asian="9pt"/>
    </style:style>
    <style:style style:name="T56" style:family="text">
      <style:text-properties fo:color="#ff7676" loext:opacity="100%" style:font-name="Lucida Console" fo:font-size="9pt" style:font-size-asian="9pt"/>
    </style:style>
    <style:style style:name="T57" style:family="text">
      <style:text-properties fo:color="#ff7676" loext:opacity="100%" style:font-name="Lucida Console" fo:font-size="9pt" style:font-size-asian="9pt"/>
    </style:style>
    <style:style style:name="T58" style:family="text">
      <style:text-properties fo:color="#ff70ff" loext:opacity="100%" style:font-name="Lucida Console" fo:font-size="9pt" style:font-size-asian="9pt"/>
    </style:style>
    <style:style style:name="T59" style:family="text">
      <style:text-properties fo:color="#ff70ff" loext:opacity="100%" style:font-name="Lucida Console" fo:font-size="9pt" style:font-size-asian="9pt"/>
    </style:style>
    <style:style style:name="T60" style:family="text">
      <style:text-properties fo:color="#f2f200" loext:opacity="100%" style:font-name="Lucida Console" fo:font-size="9pt" style:font-size-asian="9pt"/>
    </style:style>
    <style:style style:name="T61" style:family="text">
      <style:text-properties fo:color="#00f200" loext:opacity="100%" style:font-name="Lucida Console" fo:font-size="9pt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3035281179" text:style-name="L1">
        <text:list-item>
          <text:p text:style-name="P59">BD columnar</text:p>
        </text:list-item>
        <text:list-item>
          <text:p text:style-name="P59">"JOINless"; a diferenza das BBDDRelacionais, non hai JOINs entre táboas</text:p>
        </text:list-item>
        <text:list-item>
          <text:p text:style-name="P59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6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9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49"><text:span text:style-name="Source_20_Text">docker network create cassandra_</text:span><text:span text:style-name="Source_20_Text"><text:span text:style-name="T25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9"><text:span text:style-name="Source_20_Text">docker run --rm -d --name cassandra --hostname cassandra --network cassandra_</text:span><text:span text:style-name="Source_20_Text"><text:span text:style-name="T25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9">-- Create a keyspace</text:p>
      <text:p text:style-name="P49">CREATE KEYSPACE IF NOT EXISTS store WITH REPLICATION = { 'class' : 'SimpleStrategy', 'replication_factor' : '1' };</text:p>
      <text:p text:style-name="P49"/>
      <text:p text:style-name="P49">-- Create a table</text:p>
      <text:p text:style-name="P49">CREATE TABLE IF NOT EXISTS store.shopping_cart (</text:p>
      <text:p text:style-name="P49">userid text PRIMARY KEY,</text:p>
      <text:p text:style-name="P49">item_count int,</text:p>
      <text:p text:style-name="P49">last_update_timestamp timestamp</text:p>
      <text:p text:style-name="P49">);</text:p>
      <text:p text:style-name="P49"/>
      <text:p text:style-name="P49">-- Insert some data</text:p>
      <text:p text:style-name="P49">INSERT INTO store.shopping_cart</text:p>
      <text:p text:style-name="P49">(userid, item_count, last_update_timestamp)</text:p>
      <text:p text:style-name="P49">VALUES ('9876', 2, toTimeStamp(now()));</text:p>
      <text:p text:style-name="P49">INSERT INTO store.shopping_cart</text:p>
      <text:p text:style-name="P49">(userid, item_count, last_update_timestamp)</text:p>
      <text:p text:style-name="P49">VALUES ('1234', 5, toTimeStamp(now()));</text:p>
      <text:p text:style-name="P10"/>
      <text:p text:style-name="P13">Executar o script de carga de datos</text:p>
      <text:p text:style-name="P41">Ollo! Despois do arranque de Cassandra pode tardar uns segundos en estar operativo.</text:p>
      <text:p text:style-name="P49"><text:span text:style-name="Source_20_Text">docker run --rm --network cassandra_</text:span><text:span text:style-name="Source_20_Text"><text:span text:style-name="T25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9"><text:soft-page-break/><text:span text:style-name="Source_20_Text">docker run --rm -it --network cassandra_</text:span><text:span text:style-name="Source_20_Text"><text:span text:style-name="T25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9"><text:span text:style-name="Source_20_Text">SELECT * FROM store.shopping_cart;</text:span></text:p>
      <text:p text:style-name="P8"/>
      <text:p text:style-name="P49"><text:span text:style-name="Source_20_Text">INSERT INTO store.shopping_cart (userid, item_count) VALUES ('4567', 20);</text:span></text:p>
      <text:p text:style-name="P8"/>
      <text:h text:style-name="P56" text:outline-level="2"><text:bookmark-start text:name="__RefHeading___Toc6670_2483200771"/>Apartado 2. Clúster Cassandra en host único<text:bookmark-end text:name="__RefHeading___Toc6670_2483200771"/></text:h>
      <text:p text:style-name="P26">O obxectivo deste apartado é crear un clúster con varios nodos de Cassandra utilizando contedores docker.</text:p>
      <text:p text:style-name="P26"/>
      <text:p text:style-name="P16">Lanzar un primeiro nodo:</text:p>
      <text:p text:style-name="P52">docker run <text:span text:style-name="Source_20_Text">--hostname cassandra-</text:span><text:span text:style-name="Source_20_Text"><text:span text:style-name="T25">1</text:span></text:span><text:span text:style-name="Source_20_Text"> --network cassandra_</text:span><text:span text:style-name="Source_20_Text"><text:span text:style-name="T25">network</text:span></text:span><text:span text:style-name="Source_20_Text"> </text:span>--name cassandra-1 -d cassandra:latest</text:p>
      <text:p text:style-name="P28"/>
      <text:p text:style-name="P16"><text:span text:style-name="T18">E</text:span>stado do clúster:</text:p>
      <text:p text:style-name="P31">Cassandra dispón dunha ferramenta: nodetool, para o control do clúster</text:p>
      <text:p text:style-name="P41">Ollo! Despois do arranque de Cassandra pode tardar uns segundos en estar operativo.</text:p>
      <text:p text:style-name="P51">docker exec -it cassandra-1 nodetool status</text:p>
      <text:p text:style-name="P28"/>
      <text:p text:style-name="P17"><text:span text:style-name="T18">C</text:span><text:span text:style-name="T19">onexión cliente:</text:span></text:p>
      <text:p text:style-name="P51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4">Indicamos, cunha variable de entorno, cal é o nodo "principal".</text:p>
      <text:p text:style-name="P53">docker run <text:span text:style-name="Source_20_Text">--hostname cassandra-</text:span><text:span text:style-name="Source_20_Text"><text:span text:style-name="T25">2</text:span></text:span><text:span text:style-name="Source_20_Text"> --network cassandra_</text:span><text:span text:style-name="Source_20_Text"><text:span text:style-name="T25">network </text:span></text:span>--name cassandra-2 -<text:span text:style-name="T27">e CASSANDRA_SEEDS=cassandra-1 </text:span>-d cassandra:latest</text:p>
      <text:p text:style-name="P28"/>
      <text:p text:style-name="P42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8">Comprobar o estado do clúster </text:p>
      <text:p text:style-name="P65"/>
      <text:p text:style-name="P28"/>
      <text:p text:style-name="P18">Comproba se podes conectarte a calquera dos nodos:</text:p>
      <text:p text:style-name="P34">Conexión a nodo 1:</text:p>
      <text:p text:style-name="P50">docker exec -it cassandra-<text:span text:style-name="T24">1</text:span> bash -c 'cqlsh'</text:p>
      <text:p text:style-name="P34">Conexión a nodo 2:</text:p>
      <text:p text:style-name="P66">docker exec -it cassandra-<text:span text:style-name="T44">2</text:span> bash -c 'cqlsh'</text:p>
      <text:p text:style-name="P31"/>
      <text:p text:style-name="P31"/>
      <text:p text:style-name="P43"><text:span text:style-name="T22">Crea unha base de datos </text:span><text:span text:style-name="T23">(iot)</text:span><text:span text:style-name="T22"> con información de </text:span><text:span text:style-name="T23">sensores</text:span><text:span text:style-name="T22"> </text:span><text:span text:style-name="T23">(sensor)</text:span><text:span text:style-name="T22">, insire algúns datos e comproba que se almacenan na base de datos.</text:span></text:p>
      <text:p text:style-name="P43"><text:span text:style-name="T22">Campos de datos: </text:span><text:span text:style-name="T23">codigo, temperatura, humidade, timestamp</text:span></text:p>
      <text:p text:style-name="P43"/>
      <text:p text:style-name="P61">sensores.cql</text:p>
      <text:p text:style-name="P70">-- Create a keyspace</text:p>
      <text:p text:style-name="P70">CREATE KEYSPACE IF NOT EXISTS <text:span text:style-name="T45">iot</text:span> WITH REPLICATION = { 'class' : 'SimpleStrategy', 'replication_factor' : '1' };</text:p>
      <text:p text:style-name="P70"/>
      <text:p text:style-name="P70">-- Create a table</text:p>
      <text:p text:style-name="P70">CREATE TABLE IF NOT EXISTS <text:span text:style-name="T45">iot</text:span>.<text:span text:style-name="T45">sensor</text:span> (</text:p>
      <text:p text:style-name="P70"><text:span text:style-name="T45">codigo</text:span> text PRIMARY KEY,</text:p>
      <text:p text:style-name="P70"><text:span text:style-name="T45">temperatura</text:span> int,</text:p>
      <text:p text:style-name="P72">humidade int,</text:p>
      <text:p text:style-name="P70"><text:span text:style-name="T45">timestamp </text:span><text:span text:style-name="T46">timestamp</text:span></text:p>
      <text:p text:style-name="P70"><text:soft-page-break/>);</text:p>
      <text:p text:style-name="P70"/>
      <text:p text:style-name="P70">-- Insert some data</text:p>
      <text:p text:style-name="P71">INSERT INTO <text:s/><text:span text:style-name="T45">iot</text:span>.<text:span text:style-name="T45">sensor</text:span></text:p>
      <text:p text:style-name="P71">(<text:span text:style-name="T46">codigo</text:span>, <text:span text:style-name="T45">temperatura</text:span>, <text:span text:style-name="T45">humidade , timestamp </text:span>)</text:p>
      <text:p text:style-name="P70">VALUES ('<text:span text:style-name="T46">2738489</text:span>', 2<text:span text:style-name="T46">2</text:span>, <text:span text:style-name="T46">45,</text:span> toTimeStamp(now()));</text:p>
      <text:p text:style-name="P71">INSERT INTO <text:s/><text:span text:style-name="T45">iot</text:span>.<text:span text:style-name="T45">sensor</text:span></text:p>
      <text:p text:style-name="P71">(<text:span text:style-name="T46">codigo</text:span>, <text:span text:style-name="T45">temperatura</text:span>, <text:span text:style-name="T45">humidade , timestamp </text:span>)</text:p>
      <text:p text:style-name="P71">VALUES ('<text:span text:style-name="T46">8573784</text:span>', 2<text:span text:style-name="T46">5</text:span>, <text:span text:style-name="T46">65,</text:span> toTimeStamp(now()));</text:p>
      <text:p text:style-name="P71">INSERT INTO <text:s/><text:span text:style-name="T45">iot</text:span>.<text:span text:style-name="T45">sensor</text:span></text:p>
      <text:p text:style-name="P71">(<text:span text:style-name="T46">codigo</text:span>, <text:span text:style-name="T45">temperatura</text:span> , <text:span text:style-name="T45">humidade , timestamp </text:span>)</text:p>
      <text:p text:style-name="P71">VALUES ('<text:span text:style-name="T46">9483848</text:span>', <text:span text:style-name="T46">34</text:span>, <text:span text:style-name="T46">86,</text:span> toTimeStamp(now()));</text:p>
      <text:p text:style-name="P11"/>
      <text:p text:style-name="P14">Executar o script de carga de datos</text:p>
      <text:p text:style-name="P69"><text:span text:style-name="Source_20_Text"><text:span text:style-name="T31">docker run --rm --network cassandra_</text:span></text:span><text:span text:style-name="Source_20_Text"><text:span text:style-name="T29">network</text:span></text:span><text:span text:style-name="Source_20_Text"><text:span text:style-name="T31"> -v "$(pwd)/</text:span></text:span><text:span text:style-name="Source_20_Text"><text:span text:style-name="T32">sensores</text:span></text:span><text:span text:style-name="Source_20_Text"><text:span text:style-name="T31">.cql:/scripts/</text:span></text:span><text:span text:style-name="Source_20_Text"><text:span text:style-name="T32">sensores</text:span></text:span><text:span text:style-name="Source_20_Text"><text:span text:style-name="T31">.cql" -e CQLSH_HOST=cassandra-</text:span></text:span><text:span text:style-name="Source_20_Text"><text:span text:style-name="T32">1</text:span></text:span><text:span text:style-name="Source_20_Text"><text:span text:style-name="T31"> 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31"> nuvo/docker-cqlsh</text:span></text:span></text:p>
      <text:p text:style-name="P29"/>
      <text:p text:style-name="P45"><text:span text:style-name="T7">Comproba se </text:span><text:span text:style-name="T9">podes acceder aos datos desde calquera dos nodos:</text:span></text:p>
      <text:p text:style-name="P35">Conexión a nodo 1:</text:p>
      <text:p text:style-name="P67"><text:span text:style-name="Source_20_Text"><text:span text:style-name="T35">docker exec -it cassandra-</text:span></text:span><text:span text:style-name="Source_20_Text"><text:span text:style-name="T24">1</text:span></text:span><text:span text:style-name="Source_20_Text"><text:span text:style-name="T35"> bash -c 'cqlsh'</text:span></text:span></text:p>
      <text:p text:style-name="P35"/>
      <text:p text:style-name="P35">Conexión a nodo 2:</text:p>
      <text:p text:style-name="P67"><text:span text:style-name="Source_20_Text">docker exec -it cassandra-</text:span><text:span text:style-name="Source_20_Text"><text:span text:style-name="T46">2</text:span></text:span><text:span text:style-name="Source_20_Text"> bash -c 'cqlsh'</text:span></text:p>
      <text:p text:style-name="P32"/>
      <text:p text:style-name="P20"><text:span text:style-name="T34">I</text:span>nsire datos desde un nodo e <text:s/>comproba que podes velos desde o outro</text:p>
      <text:p text:style-name="P35">Conexión a nodo 1: <text:span text:style-name="T40">(conectar e inserir datos)</text:span></text:p>
      <text:p text:style-name="P76"><text:span text:style-name="Source_20_Text">docker exec -it cassandra-</text:span><text:span text:style-name="Source_20_Text"><text:span text:style-name="T50">1</text:span></text:span><text:span text:style-name="Source_20_Text"> bash -c 'cqlsh'</text:span></text:p>
      <text:p text:style-name="P76"/>
      <text:p text:style-name="P71">INSERT INTO <text:s/><text:span text:style-name="T45">iot</text:span>.<text:span text:style-name="T45">sensor</text:span></text:p>
      <text:p text:style-name="P71">(<text:span text:style-name="T46">codigo</text:span>, <text:span text:style-name="T45">temperatura</text:span>, <text:span text:style-name="T45">humidade , timestamp </text:span>)</text:p>
      <text:p text:style-name="P73"><text:span text:style-name="Source_20_Text"><text:span text:style-name="T26">VALUES ('</text:span></text:span><text:span text:style-name="Source_20_Text"><text:span text:style-name="T46">6654345</text:span></text:span><text:span text:style-name="Source_20_Text"><text:span text:style-name="T26">', 2</text:span></text:span><text:span text:style-name="Source_20_Text"><text:span text:style-name="T46">7</text:span></text:span><text:span text:style-name="Source_20_Text"><text:span text:style-name="T26">, </text:span></text:span><text:span text:style-name="Source_20_Text"><text:span text:style-name="T46">70,</text:span></text:span><text:span text:style-name="Source_20_Text"><text:span text:style-name="T26"> toTimeStamp(now()));</text:span></text:span></text:p>
      <text:p text:style-name="P73"><text:span text:style-name="Source_20_Text"/></text:p>
      <text:p text:style-name="P76"><text:span text:style-name="Source_20_Text">SELECT * FROM </text:span><text:span text:style-name="Source_20_Text"><text:span text:style-name="T50">iot.sensor;</text:span></text:span></text:p>
      <text:p text:style-name="P76"><text:span text:style-name="Source_20_Text"><text:span text:style-name="T21"/></text:span></text:p>
      <text:p text:style-name="P64"><text:span text:style-name="Source_20_Text"><text:span text:style-name="T52"><text:s/></text:span></text:span><text:span text:style-name="T57">codigo</text:span><text:span text:style-name="T55"> <text:s/>| </text:span><text:span text:style-name="T59">humidade</text:span><text:span text:style-name="T55"> | </text:span><text:span text:style-name="T59">temperatura</text:span><text:span text:style-name="T55"> | </text:span><text:span text:style-name="T59">timestamp</text:span></text:p>
      <text:p text:style-name="Standard"><text:span text:style-name="T54">---------+----------+-------------+---------------------------------</text:span></text:p>
      <text:p text:style-name="Standard"><text:span text:style-name="T54"><text:s/></text:span><text:span text:style-name="T60">6654345</text:span><text:span text:style-name="T54"> | <text:s text:c="6"/></text:span><text:span text:style-name="T61">70</text:span><text:span text:style-name="T54"> | <text:s text:c="9"/></text:span><text:span text:style-name="T61">27</text:span><text:span text:style-name="T54"> | </text:span><text:span text:style-name="T61">2023-01-18 20:32:03.096000+0000</text:span></text:p>
      <text:p text:style-name="Standard"><text:span text:style-name="T54"><text:s/></text:span><text:span text:style-name="T60">7665654</text:span><text:span text:style-name="T54"> | <text:s text:c="6"/></text:span><text:span text:style-name="T61">63</text:span><text:span text:style-name="T54"> | <text:s text:c="9"/></text:span><text:span text:style-name="T61">26</text:span><text:span text:style-name="T54"> | </text:span><text:span text:style-name="T61">2023-01-18 20:32:10.649000+0000</text:span></text:p>
      <text:p text:style-name="Standard"><text:span text:style-name="T54"><text:s/></text:span><text:span text:style-name="T60">2738489</text:span><text:span text:style-name="T54"> | <text:s text:c="6"/></text:span><text:span text:style-name="T61">45</text:span><text:span text:style-name="T54"> | <text:s text:c="9"/></text:span><text:span text:style-name="T61">22</text:span><text:span text:style-name="T54"> | </text:span><text:span text:style-name="T61">2023-01-18 20:28:50.519000+0000</text:span></text:p>
      <text:p text:style-name="Standard"><text:span text:style-name="T54"><text:s/></text:span><text:span text:style-name="T60">8573784</text:span><text:span text:style-name="T54"> | <text:s text:c="6"/></text:span><text:span text:style-name="T61">65</text:span><text:span text:style-name="T54"> | <text:s text:c="9"/></text:span><text:span text:style-name="T61">25</text:span><text:span text:style-name="T54"> | </text:span><text:span text:style-name="T61">2023-01-18 20:28:50.530000+0000</text:span></text:p>
      <text:p text:style-name="Standard"><text:span text:style-name="T54"><text:s/></text:span><text:span text:style-name="T60">9483848</text:span><text:span text:style-name="T54"> | <text:s text:c="6"/></text:span><text:span text:style-name="T61">86</text:span><text:span text:style-name="T54"> | <text:s text:c="9"/></text:span><text:span text:style-name="T61">34</text:span><text:span text:style-name="T54"> | </text:span><text:span text:style-name="T61">2023-01-18 20:28:50.538000+0000</text:span></text:p>
      <text:p text:style-name="P64"><text:span text:style-name="Source_20_Text"><text:span text:style-name="T48"/></text:span></text:p>
      <text:p text:style-name="P35"/>
      <text:p text:style-name="P35">Conexión a nodo 2: <text:span text:style-name="T40">(conectar e ver datos)</text:span></text:p>
      <text:p text:style-name="P76"><text:span text:style-name="Source_20_Text">docker exec -it cassandra-</text:span><text:span text:style-name="Source_20_Text"><text:span text:style-name="T50">2</text:span></text:span><text:span text:style-name="Source_20_Text"> bash -c 'cqlsh'</text:span></text:p>
      <text:p text:style-name="P76"><text:span text:style-name="Source_20_Text"/></text:p>
      <text:p text:style-name="P71">INSERT INTO <text:s/><text:span text:style-name="T45">iot</text:span>.<text:span text:style-name="T45">sensor</text:span></text:p>
      <text:p text:style-name="P71">(<text:span text:style-name="T46">codigo</text:span>, <text:span text:style-name="T45">temperatura</text:span>, <text:span text:style-name="T45">humidade , timestamp </text:span>)</text:p>
      <text:p text:style-name="P73"><text:span text:style-name="Source_20_Text">VALUES ('</text:span><text:span text:style-name="Source_20_Text"><text:span text:style-name="T46">7665654</text:span></text:span><text:span text:style-name="Source_20_Text">', 2</text:span><text:span text:style-name="Source_20_Text"><text:span text:style-name="T46">6</text:span></text:span><text:span text:style-name="Source_20_Text">, </text:span><text:span text:style-name="Source_20_Text"><text:span text:style-name="T46">63,</text:span></text:span><text:span text:style-name="Source_20_Text"> toTimeStamp(now()));</text:span></text:p>
      <text:p text:style-name="P73"><text:span text:style-name="Source_20_Text"/></text:p>
      <text:p text:style-name="P76"><text:span text:style-name="Source_20_Text">SELECT * FROM </text:span><text:span text:style-name="Source_20_Text"><text:span text:style-name="T50">iot.sensor;</text:span></text:span></text:p>
      <text:p text:style-name="P76"><text:span text:style-name="Source_20_Text"><text:span text:style-name="T21"/></text:span></text:p>
      <text:p text:style-name="P64"><text:span text:style-name="Source_20_Text"><text:span text:style-name="T53"><text:s/></text:span></text:span><text:span text:style-name="T57">codigo</text:span><text:span text:style-name="T55"> <text:s/>| </text:span><text:span text:style-name="T59">humidade</text:span><text:span text:style-name="T55"> | </text:span><text:span text:style-name="T59">temperatura</text:span><text:span text:style-name="T55"> | </text:span><text:span text:style-name="T59">timestamp</text:span></text:p>
      <text:p text:style-name="Standard"><text:span text:style-name="T54">---------+----------+-------------+---------------------------------</text:span></text:p>
      <text:p text:style-name="Standard"><text:span text:style-name="T54"><text:s/></text:span><text:span text:style-name="T60">6654345</text:span><text:span text:style-name="T54"> | <text:s text:c="6"/></text:span><text:span text:style-name="T61">70</text:span><text:span text:style-name="T54"> | <text:s text:c="9"/></text:span><text:span text:style-name="T61">27</text:span><text:span text:style-name="T54"> | </text:span><text:span text:style-name="T61">2023-01-18 20:32:03.096000+0000</text:span></text:p>
      <text:p text:style-name="Standard"><text:span text:style-name="T54"><text:s/></text:span><text:span text:style-name="T60">7665654</text:span><text:span text:style-name="T54"> | <text:s text:c="6"/></text:span><text:span text:style-name="T61">63</text:span><text:span text:style-name="T54"> | <text:s text:c="9"/></text:span><text:span text:style-name="T61">26</text:span><text:span text:style-name="T54"> | </text:span><text:span text:style-name="T61">2023-01-18 20:32:10.649000+0000</text:span></text:p>
      <text:p text:style-name="Standard"><text:span text:style-name="T54"><text:s/></text:span><text:span text:style-name="T60">2738489</text:span><text:span text:style-name="T54"> | <text:s text:c="6"/></text:span><text:span text:style-name="T61">45</text:span><text:span text:style-name="T54"> | <text:s text:c="9"/></text:span><text:span text:style-name="T61">22</text:span><text:span text:style-name="T54"> | </text:span><text:span text:style-name="T61">2023-01-18 20:28:50.519000+0000</text:span></text:p>
      <text:p text:style-name="Standard"><text:span text:style-name="T54"><text:s/></text:span><text:span text:style-name="T60">8573784</text:span><text:span text:style-name="T54"> | <text:s text:c="6"/></text:span><text:span text:style-name="T61">65</text:span><text:span text:style-name="T54"> | <text:s text:c="9"/></text:span><text:span text:style-name="T61">25</text:span><text:span text:style-name="T54"> | </text:span><text:span text:style-name="T61">2023-01-18 20:28:50.530000+0000</text:span></text:p>
      <text:p text:style-name="Standard"><text:span text:style-name="T54"><text:s/></text:span><text:span text:style-name="T60">9483848</text:span><text:span text:style-name="T54"> | <text:s text:c="6"/></text:span><text:span text:style-name="T61">86</text:span><text:span text:style-name="T54"> | <text:s text:c="9"/></text:span><text:span text:style-name="T61">34</text:span><text:span text:style-name="T54"> | </text:span><text:span text:style-name="T61">2023-01-18 20:28:50.538000+0000</text:span></text:p>
      <text:p text:style-name="P64"><text:span text:style-name="Source_20_Text"><text:span text:style-name="T47"/></text:span></text:p>
      <text:p text:style-name="P32"><text:soft-page-break/></text:p>
      <text:p text:style-name="P23">Engade un novo nodo ao clúster</text:p>
      <text:p text:style-name="P30"/>
      <text:p text:style-name="P46"><text:span text:style-name="T7">L</text:span><text:span text:style-name="T8">anzar </text:span><text:span text:style-name="T10">terceiro</text:span><text:span text:style-name="T8"> nodo:</text:span></text:p>
      <text:p text:style-name="P74"><text:span text:style-name="Source_20_Text"><text:span text:style-name="T28">docker run --hostname cassandra-</text:span></text:span><text:span text:style-name="Source_20_Text"><text:span text:style-name="T33">3</text:span></text:span><text:span text:style-name="Source_20_Text"><text:span text:style-name="T28"> --network cassandra_</text:span></text:span><text:span text:style-name="Source_20_Text"><text:span text:style-name="T29">network </text:span></text:span><text:span text:style-name="Source_20_Text"><text:span text:style-name="T28">--name cassandra-</text:span></text:span><text:span text:style-name="Source_20_Text"><text:span text:style-name="T33">3</text:span></text:span><text:span text:style-name="Source_20_Text"><text:span text:style-name="T28"> -</text:span></text:span><text:span text:style-name="Source_20_Text"><text:span text:style-name="T30">e CASSANDRA_SEEDS=cassandra-1 </text:span></text:span><text:span text:style-name="Source_20_Text"><text:span text:style-name="T28">-d cassandra:latest</text:span></text:span></text:p>
      <text:p text:style-name="P30"/>
      <text:p text:style-name="P19">Comprobar o estado do clúster </text:p>
      <text:p text:style-name="P68"><text:span text:style-name="Source_20_Text">docker exec -it cassandra-</text:span><text:span text:style-name="Source_20_Text"><text:span text:style-name="T50">3</text:span></text:span><text:span text:style-name="Source_20_Text"> nodetool status</text:span></text:p>
      <text:p text:style-name="P30"/>
      <text:p text:style-name="P46"><text:span text:style-name="T7">Comproba se podes conectarte </text:span><text:span text:style-name="T10">ao terceiro nodo e podes consultar os datos</text:span></text:p>
      <text:p text:style-name="P36">Conexión a nodo <text:span text:style-name="T40">3</text:span>: <text:span text:style-name="T40">(conexión e ver datos)</text:span></text:p>
      <text:p text:style-name="P75"><text:span text:style-name="Source_20_Text">docker exec -it cassandra-</text:span><text:span text:style-name="Source_20_Text"><text:span text:style-name="T50">3</text:span></text:span><text:span text:style-name="Source_20_Text"> bash -c 'cqlsh'</text:span></text:p>
      <text:p text:style-name="P75"><text:span text:style-name="Source_20_Text"/></text:p>
      <text:p text:style-name="P75"><text:span text:style-name="Source_20_Text">SELECT * FROM </text:span><text:span text:style-name="Source_20_Text"><text:span text:style-name="T50">iot.sensor;</text:span></text:span></text:p>
      <text:p text:style-name="P75"><text:span text:style-name="Source_20_Text"/></text:p>
      <text:p text:style-name="P63"><text:span text:style-name="Source_20_Text"><text:span text:style-name="T51"><text:s/></text:span></text:span><text:span text:style-name="T56">codigo</text:span><text:span text:style-name="T54"> <text:s/>| </text:span><text:span text:style-name="T58">humidade</text:span><text:span text:style-name="T54"> | </text:span><text:span text:style-name="T58">temperatura</text:span><text:span text:style-name="T54"> | </text:span><text:span text:style-name="T58">timestamp</text:span></text:p>
      <text:p text:style-name="Standard"><text:span text:style-name="T54">---------+----------+-------------+---------------------------------</text:span></text:p>
      <text:p text:style-name="Standard"><text:span text:style-name="T54"><text:s/></text:span><text:span text:style-name="T60">6654345</text:span><text:span text:style-name="T54"> | <text:s text:c="6"/></text:span><text:span text:style-name="T61">70</text:span><text:span text:style-name="T54"> | <text:s text:c="9"/></text:span><text:span text:style-name="T61">27</text:span><text:span text:style-name="T54"> | </text:span><text:span text:style-name="T61">2023-01-18 20:32:03.096000+0000</text:span></text:p>
      <text:p text:style-name="Standard"><text:span text:style-name="T54"><text:s/></text:span><text:span text:style-name="T60">7665654</text:span><text:span text:style-name="T54"> | <text:s text:c="6"/></text:span><text:span text:style-name="T61">63</text:span><text:span text:style-name="T54"> | <text:s text:c="9"/></text:span><text:span text:style-name="T61">26</text:span><text:span text:style-name="T54"> | </text:span><text:span text:style-name="T61">2023-01-18 20:32:10.649000+0000</text:span></text:p>
      <text:p text:style-name="Standard"><text:span text:style-name="T54"><text:s/></text:span><text:span text:style-name="T60">2738489</text:span><text:span text:style-name="T54"> | <text:s text:c="6"/></text:span><text:span text:style-name="T61">45</text:span><text:span text:style-name="T54"> | <text:s text:c="9"/></text:span><text:span text:style-name="T61">22</text:span><text:span text:style-name="T54"> | </text:span><text:span text:style-name="T61">2023-01-18 20:28:50.519000+0000</text:span></text:p>
      <text:p text:style-name="Standard"><text:span text:style-name="T54"><text:s/></text:span><text:span text:style-name="T60">8573784</text:span><text:span text:style-name="T54"> | <text:s text:c="6"/></text:span><text:span text:style-name="T61">65</text:span><text:span text:style-name="T54"> | <text:s text:c="9"/></text:span><text:span text:style-name="T61">25</text:span><text:span text:style-name="T54"> | </text:span><text:span text:style-name="T61">2023-01-18 20:28:50.530000+0000</text:span></text:p>
      <text:p text:style-name="Standard"><text:span text:style-name="T54"><text:s/></text:span><text:span text:style-name="T60">9483848</text:span><text:span text:style-name="T54"> | <text:s text:c="6"/></text:span><text:span text:style-name="T61">86</text:span><text:span text:style-name="T54"> | <text:s text:c="9"/></text:span><text:span text:style-name="T61">34</text:span><text:span text:style-name="T54"> | </text:span><text:span text:style-name="T61">2023-01-18 20:28:50.538000+0000</text:span></text:p>
      <text:p text:style-name="P63"><text:span text:style-name="Source_20_Text"/></text:p>
      <text:p text:style-name="P37"/>
      <text:p text:style-name="P37"/>
      <text:h text:style-name="P57" text:outline-level="2"><text:bookmark-start text:name="__RefHeading___Toc6672_2483200771"/>Apartado <text:span text:style-name="T36">3</text:span>. Clúster Cassandra <text:span text:style-name="T39">con docker-compose</text:span><text:bookmark-end text:name="__RefHeading___Toc6672_2483200771"/></text:h>
      <text:p text:style-name="P47"><text:span text:style-name="T17">O obxectivo deste apartado é crear </text:span><text:span text:style-name="T42">o clúster anterior, definido por código con docker-compose.</text:span></text:p>
      <text:p text:style-name="P47"/>
      <text:p text:style-name="P55">version: '3'</text:p>
      <text:p text:style-name="P55"/>
      <text:p text:style-name="P55">services:</text:p>
      <text:p text:style-name="P55"><text:s text:c="3"/><text:span text:style-name="T16">cassandra-1</text:span>:</text:p>
      <text:p text:style-name="P55"><text:s text:c="5"/>image: <text:span text:style-name="T16">cassandra</text:span></text:p>
      <text:p text:style-name="P55"><text:s text:c="5"/>restart: always</text:p>
      <text:p text:style-name="P55"/>
      <text:p text:style-name="P55"><text:s text:c="3"/><text:span text:style-name="T16">cassandra-2:</text:span></text:p>
      <text:p text:style-name="P55"><text:s text:c="5"/>depends_on:</text:p>
      <text:p text:style-name="P55"><text:s text:c="7"/>- <text:span text:style-name="T43">cassandra-1</text:span></text:p>
      <text:p text:style-name="P55"><text:s text:c="5"/>image: <text:span text:style-name="T16">cassandra</text:span></text:p>
      <text:p text:style-name="P55"><text:s text:c="5"/>restart: always</text:p>
      <text:p text:style-name="P55"><text:s text:c="5"/>environment:</text:p>
      <text:p text:style-name="código"><text:s text:c="7"/>CASSANDRA_SEEDS=cassandra-1</text:p>
      <text:p text:style-name="P27"/>
      <text:p text:style-name="P24">Levantar o clúster:</text:p>
      <text:p text:style-name="P48">docker compose up -d</text:p>
      <text:p text:style-name="P48"/>
      <text:p text:style-name="P24">Consultar o estado do clúster</text:p>
      <text:p text:style-name="P48">docker ps</text:p>
      <text:p text:style-name="P48">docker exec -it cluster-cassandra-1-1 nodetool status</text:p>
      <text:p text:style-name="P48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58" text:outline-level="2"><text:bookmark-start text:name="__RefHeading___Toc7229_2483200771"/>Apartado <text:span text:style-name="T41">4</text:span>. <text:span text:style-name="T37"><text:s/>Clúster Cassandra en </text:span><text:span text:style-name="T38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2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0BB42A5FCDE60AC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43:12.783000000</dc:date>
    <meta:editing-duration>PT1H38M17S</meta:editing-duration>
    <meta:editing-cycles>24</meta:editing-cycles>
    <meta:document-statistic meta:table-count="0" meta:image-count="1" meta:object-count="0" meta:page-count="8" meta:paragraph-count="170" meta:word-count="1084" meta:character-count="7855" meta:non-whitespace-character-count="6668"/>
  </office:meta>
</office:document-meta>
</file>